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ff48" officeooo:paragraph-rsid="0004ff48"/>
    </style:style>
    <style:style style:name="P2" style:family="paragraph" style:parent-style-name="Standard">
      <style:paragraph-properties fo:break-before="page"/>
      <style:text-properties officeooo:rsid="0004ff48" officeooo:paragraph-rsid="0004ff48"/>
    </style:style>
    <style:style style:name="P3" style:family="paragraph" style:parent-style-name="Text_20_body">
      <style:text-properties officeooo:rsid="0004ff48" officeooo:paragraph-rsid="0004ff48"/>
    </style:style>
    <style:style style:name="P4" style:family="paragraph" style:parent-style-name="Text_20_body">
      <style:text-properties officeooo:rsid="0005afeb" officeooo:paragraph-rsid="0005afeb"/>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center" style:justify-single-word="false" fo:break-before="page"/>
    </style:style>
    <style:style style:name="P7" style:family="paragraph" style:parent-style-name="Heading_20_2">
      <style:text-properties officeooo:rsid="0004ff48"/>
    </style:style>
    <style:style style:name="P8" style:family="paragraph" style:parent-style-name="Heading_20_2">
      <style:paragraph-properties fo:text-align="center" style:justify-single-word="false" fo:break-before="page"/>
    </style:style>
    <style:style style:name="P9" style:family="paragraph" style:parent-style-name="Heading_20_6" style:list-style-name="L1"/>
    <style:style style:name="P10" style:family="paragraph" style:parent-style-name="Heading_20_6" style:list-style-name="L2"/>
    <style:style style:name="P11" style:family="paragraph" style:parent-style-name="Text_20_body">
      <style:text-properties officeooo:rsid="000619fc" officeooo:paragraph-rsid="000619fc"/>
    </style:style>
    <style:style style:name="P12" style:family="paragraph" style:parent-style-name="Text_20_body" style:list-style-name="L3">
      <style:text-properties officeooo:rsid="000619fc" officeooo:paragraph-rsid="000619fc"/>
    </style:style>
    <style:style style:name="P13" style:family="paragraph" style:parent-style-name="Text_20_body">
      <style:text-properties officeooo:rsid="000619fc" officeooo:paragraph-rsid="000a402b"/>
    </style:style>
    <style:style style:name="P14" style:family="paragraph" style:parent-style-name="Text_20_body" style:list-style-name="L3">
      <style:text-properties officeooo:paragraph-rsid="000619fc"/>
    </style:style>
    <style:style style:name="P15" style:family="paragraph" style:parent-style-name="Text_20_body" style:list-style-name="L3">
      <style:text-properties officeooo:rsid="00075422" officeooo:paragraph-rsid="00075422"/>
    </style:style>
    <style:style style:name="P16" style:family="paragraph" style:parent-style-name="Text_20_body">
      <style:text-properties officeooo:rsid="0007fba1" officeooo:paragraph-rsid="0007fba1"/>
    </style:style>
    <style:style style:name="P17" style:family="paragraph" style:parent-style-name="Text_20_body" style:list-style-name="L4">
      <style:text-properties officeooo:rsid="0007fba1" officeooo:paragraph-rsid="0007fba1"/>
    </style:style>
    <style:style style:name="P18" style:family="paragraph" style:parent-style-name="Text_20_body">
      <style:text-properties officeooo:rsid="0007fba1" officeooo:paragraph-rsid="000c14e1"/>
    </style:style>
    <style:style style:name="P19" style:family="paragraph" style:parent-style-name="Text_20_body" style:list-style-name="L4">
      <style:text-properties officeooo:paragraph-rsid="0007fba1"/>
    </style:style>
    <style:style style:name="P20" style:family="paragraph" style:parent-style-name="Text_20_body">
      <style:text-properties officeooo:rsid="0005afeb" officeooo:paragraph-rsid="0005afeb"/>
    </style:style>
    <style:style style:name="P21" style:family="paragraph" style:parent-style-name="Text_20_body" style:list-style-name="L4">
      <style:text-properties officeooo:rsid="00086b7d" officeooo:paragraph-rsid="00086b7d"/>
    </style:style>
    <style:style style:name="P22" style:family="paragraph" style:parent-style-name="Text_20_body" style:list-style-name="L5">
      <style:text-properties officeooo:rsid="000a402b" officeooo:paragraph-rsid="000c14e1"/>
    </style:style>
    <style:style style:name="P23" style:family="paragraph" style:parent-style-name="Text_20_body" style:list-style-name="L6">
      <style:text-properties officeooo:rsid="000c14e1" officeooo:paragraph-rsid="000c14e1"/>
    </style:style>
    <style:style style:name="T1" style:family="text">
      <style:text-properties officeooo:rsid="0004ff48"/>
    </style:style>
    <style:style style:name="T2" style:family="text">
      <style:text-properties officeooo:rsid="0005afeb"/>
    </style:style>
    <style:style style:name="T3" style:family="text">
      <style:text-properties officeooo:rsid="000619fc"/>
    </style:style>
    <style:style style:name="T4" style:family="text">
      <style:text-properties officeooo:rsid="00075422"/>
    </style:style>
    <style:style style:name="T5" style:family="text">
      <style:text-properties officeooo:rsid="0007fba1"/>
    </style:style>
    <style:style style:name="T6" style:family="text">
      <style:text-properties officeooo:rsid="00086b7d"/>
    </style:style>
    <style:style style:name="T7" style:family="text">
      <style:text-properties officeooo:rsid="000a402b"/>
    </style:style>
    <style:style style:name="T8" style:family="text">
      <style:text-properties officeooo:rsid="000c14e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 ‘implémentation</text:p>
      <text:p text:style-name="P1"/>
      <text:p text:style-name="P2"/>
      <text:h text:style-name="P5" text:outline-level="1">Introduction</text:h>
      <text:p text:style-name="P1"/>
      <text:p text:style-name="P1"/>
      <text:p text:style-name="P1"/>
      <text:p text:style-name="P1"/>
      <text:p text:style-name="P1"/>
      <text:p text:style-name="P1"/>
      <text:p text:style-name="P1"/>
      <text:p text:style-name="P1"/>
      <text:p text:style-name="P1"/>
      <text:p text:style-name="P1"/>
      <text:h text:style-name="Heading_20_2" text:outline-level="2">Dans le cadre du projet de programmation en langage C, nous avons entrepris la reproduction du célèbre jeu de plateau <text:span text:style-name="Emphasis">Carcassonne</text:span>. Ce jeu stratégique, basé sur la pose de tuiles et la gestion de pions, offre un défi intéressant tant sur le plan algorithmique que structurel. </text:h>
      <text:p text:style-name="Text_20_body"/>
      <text:p text:style-name="Text_20_body"/>
      <text:p text:style-name="Text_20_body"/>
      <text:h text:style-name="Heading_20_2" text:outline-level="2">Ce rapport a pour objectif de détailler l’ensemble du processus d’implémentation du projet, de l’analyse des besoins à la conception logicielle, en passant par les choix techniques, l’architecture adoptée et la stratégie de test. Il présente également les différentes fonctionnalités développées, les modules clés du programme, ainsi que les problèmes rencontrés et les solutions apportées.</text:h>
      <text:h text:style-name="P7" text:outline-level="2" text:is-list-header="true"/>
      <text:h text:style-name="P6" text:outline-level="1" text:is-list-header="true">Analyse des besoins</text:h>
      <text:p text:style-name="P3"/>
      <text:p text:style-name="P3"/>
      <text:p text:style-name="P3"/>
      <text:h text:style-name="Heading_20_6" text:outline-level="6">Objectifs <text:span text:style-name="T1">de jeu</text:span>:</text:h>
      <text:list text:style-name="L1">
        <text:list-item>
          <text:list>
            <text:list-item>
              <text:list>
                <text:list-item>
                  <text:list>
                    <text:list-item>
                      <text:list>
                        <text:list-item>
                          <text:list>
                            <text:list-item>
                              <text:h text:style-name="P9" text:outline-level="6">Le programme doit permettre de simuler une partie de Carcassonne selon les règles du jeu de base. Pour cela, plusieurs fonctionnalités sont indispensables :</text:h>
                            </text:list-item>
                            <text:list-item>
                              <text:h text:style-name="P9" text:outline-level="6"><text:span text:style-name="Strong_20_Emphasis">Pioche et placement des tuiles</text:span><text:line-break/>Le joueur tire une tuile aléatoire et la place sur le plateau en respectant les contraintes de correspondance des bords (ville, route, prairie).</text:h>
                            </text:list-item>
                            <text:list-item>
                              <text:h text:style-name="P9" text:outline-level="6"><text:span text:style-name="Strong_20_Emphasis">Rotation des tuiles</text:span><text:line-break/>Avant la pose, la tuile peut être tournée pour faciliter sa compatibilité avec les tuiles déjà posées.</text:h>
                            </text:list-item>
                            <text:list-item>
                              <text:h text:style-name="P9" text:outline-level="6"><text:span text:style-name="Strong_20_Emphasis">Validation de placement</text:span><text:line-break/>Le programme doit vérifier la validité du placement (au moins un bord doit correspondre aux bords adjacents).</text:h>
                            </text:list-item>
                            <text:list-item>
                              <text:h text:style-name="P9" text:outline-level="6"><text:span text:style-name="Strong_20_Emphasis">Gestion des pions (suiveurs)</text:span><text:line-break/>Le joueur peut placer un pion sur une zone libre de la tuile (route, ville, abbaye, champ), selon les règles du jeu.</text:h>
                            </text:list-item>
                            <text:list-item>
                              <text:h text:style-name="P9" text:outline-level="6"><text:span text:style-name="Strong_20_Emphasis">Détection des zones complètes</text:span><text:line-break/>Une fois qu’une ville, une route ou une abbaye est complétée, le programme doit en détecter la complétion et accorder les points correspondants.</text:h>
                            </text:list-item>
                            <text:list-item>
                              <text:h text:style-name="P9" text:outline-level="6"><text:span text:style-name="Strong_20_Emphasis">Système de score</text:span><text:line-break/>Les scores doivent être mis à jour en fonction de la complétion des zones et des règles spécifiques à la fin de partie.</text:h>
                            </text:list-item>
                            <text:list-item>
                              <text:h text:style-name="P9" text:outline-level="6"><text:span text:style-name="Strong_20_Emphasis">Fin de partie</text:span><text:line-break/>La partie se termine lorsque toutes les tuiles ont été posées. Le programme doit alors calculer les points finaux restants.</text:h>
                            </text:list-item>
                          </text:list>
                        </text:list-item>
                      </text:list>
                    </text:list-item>
                  </text:list>
                </text:list-item>
              </text:list>
            </text:list-item>
          </text:list>
        </text:list-item>
      </text:list>
      <text:p text:style-name="Text_20_body"/>
      <text:h text:style-name="Heading_20_6" text:outline-level="6">Autres contraintes :</text:h>
      <text:list text:style-name="L2">
        <text:list-item>
          <text:list>
            <text:list-item>
              <text:list>
                <text:list-item>
                  <text:list>
                    <text:list-item>
                      <text:list>
                        <text:list-item>
                          <text:list>
                            <text:list-item>
                              <text:h text:style-name="P10" text:outline-level="6">Contrainte matériel, le prgramme dois pouvoir tourner sur n’importe quelle machine sans dificultée ni l’installation de plusieurs extension exceptée celles usuelles.</text:h>
                            </text:list-item>
                            <text:list-item>
                              <text:h text:style-name="P10" text:outline-level="6">Simplicité <text:span text:style-name="T2">d’utilisation, celui-ci doit-être accessible à tous sans difficultée.</text:span></text:h>
                            </text:list-item>
                          </text:list>
                        </text:list-item>
                      </text:list>
                    </text:list-item>
                  </text:list>
                </text:list-item>
              </text:list>
            </text:list-item>
          </text:list>
        </text:list-item>
      </text:list>
      <text:h text:style-name="P8" text:outline-level="2">Conception</text:h>
      <text:p text:style-name="P4"/>
      <text:p text:style-name="P4">Mise en place de la partie //Théo</text:p>
      <text:p text:style-name="P4">-</text:p>
      <text:p text:style-name="P4">-</text:p>
      <text:p text:style-name="P4">-</text:p>
      <text:p text:style-name="P4"/>
      <text:h text:style-name="P8" text:outline-level="2">Déroulé</text:h>
      <text:p text:style-name="Heading">- Gestion du placement de tuile</text:p>
      <text:p text:style-name="P4">(théo)</text:p>
      <text:p text:style-name="Heading">- Gestion des points</text:p>
      <text:p text:style-name="P11">Les points sont gérés de la manière suivante dans Carcassonne :</text:p>
      <text:list text:style-name="L3">
        <text:list-item>
          <text:p text:style-name="P14"><text:span text:style-name="T3">Un joueur pose une tuile, on vérifie ensuite si une structure tel qu’une ville ou une route aie été finie, si celle-ci est finie et que des meeples sont présent dessus, les propriétaires des meeples gagnent les point <text:s/>associés à la <text:s/>structure.</text:span></text:p>
          <text:list>
            <text:list-item>
              <text:p text:style-name="P12">Pour les villes, celles-ci doivent être fermées, on compte alors le nombre de tuiles de cette ville, le nombre de point correspond alors à 2 * le nombre de tuiles, si des tuiles « blasons » sont présentes celles-ci valents 3 points au lieu de 2.</text:p>
            </text:list-item>
            <text:list-item>
              <text:p text:style-name="P12">Pour les routes celles-ci doivent être fermées des 2 cotés par <text:s/>une autre structure (ville, village, abbaye), on compte alors 1 points par tuile avec une route dans la structure.</text:p>
            </text:list-item>
            <text:list-item>
              <text:p text:style-name="P12">Pour les <text:s/>Abbayes on regarde simplement si les 8 tuiles autours, si c’est complet l’Abbaye apporte <text:span text:style-name="T4">9 points.</text:span></text:p>
            </text:list-item>
          </text:list>
        </text:list-item>
        <text:list-item>
          <text:p text:style-name="P15">La fin de la partie arrive, on va alors compter les points de toute les <text:s/>structure même si celles-ci ne sont pas complété<text:span text:style-name="T5">es</text:span> et les donner au joueurs ayant des meeples sur les structures incomplètes.</text:p>
        </text:list-item>
      </text:list>
      <text:p text:style-name="P16">Implémentation :</text:p>
      <text:p text:style-name="P16">3 <text:s/>difficultés se sont présenté<text:span text:style-name="T8">e</text:span>s :</text:p>
      <text:list text:style-name="L4">
        <text:list-item>
          <text:p text:style-name="P17">Comment gérer l’évaluation des points <text:s/>après la pose d’une tuile.</text:p>
          <text:list>
            <text:list-item>
              <text:p text:style-name="P17">Cela a été réglé <text:s/>en séparant en 2 fonctions, une procédait à l’évaluation de la structure du millieu de la tuile ainsi que de la vérification de la présence d’une Abbaye autour de la tuile venant d’être posée (en effet une abbay n’est en général pas complétée au moment ou l’Abbaye est posée, il est donc nécessaire de vérifier si une Abaye n’est pas voisine de la tuile posée). La <text:s/>seconde gère les structures des cotés de la tuile en fonction de la <text:s/>structure au millieu.</text:p>
            </text:list-item>
          </text:list>
        </text:list-item>
        <text:list-item>
          <text:p text:style-name="P19"><text:span text:style-name="T5">Comment parcourir le tableau <text:s/>afin de faire l’évaluation des villes et des routes.</text:span></text:p>
          <text:list>
            <text:list-item>
              <text:p text:style-name="P17">Les routes et les villes sont des structures qui nécessitent d’utiliser du parcour de graphe, pour appliquer cela <text:s/>nous avont utilisés <text:s/>la méthode la plus simple, des marqueurs sont présent sur chaque tuiles <text:s/>et une variable globale s’incrémentant à chaque parcours est utilisée pour savoir si une tuile a déjà été traversée. Ensuite reste à savoir quand s’arrêter, pour les routes il s’agit de regarder si <text:span text:style-name="T6">une structure autre qu’une route est présente sur la tuile, pour les villes il s’agit de savoir si la tuile a une ville au centre, si c’est le cas alors il y a un autre morceau de ville sur uncoté non inspecté de la tuile et donc le parcour n’est pas finis.</text:span></text:p>
            </text:list-item>
          </text:list>
        </text:list-item>
      </text:list>
      <text:p text:style-name="P16"><text:soft-page-break/></text:p>
      <text:list text:continue-numbering="true" text:style-name="L4">
        <text:list-item>
          <text:p text:style-name="P17">Comment distribuer les points aux joueurs.</text:p>
          <text:list>
            <text:list-item>
              <text:p text:style-name="P21">Pour <text:s/>cela on va utiliser les meeples (comme cela le <text:s/>sera expliqué <text:s/>dans la prochaine partie) pour savoir quel joueur est présent sur la structure, une liste contenant le nombre de meeple pour chaque indice est crée, chaque indice correspondant à un joueur il suffit donc de donner les points aux joueurs ayant le plus de meeples dans la structure.</text:p>
            </text:list-item>
          </text:list>
        </text:list-item>
      </text:list>
      <text:p text:style-name="P4"/>
      <text:p text:style-name="Heading">-Gestion des meeples :</text:p>
      <text:p text:style-name="P13">Les <text:span text:style-name="T7">meeples</text:span> sont gérés de la manière suivante dans Carcassonne :</text:p>
      <text:list text:style-name="L5">
        <text:list-item>
          <text:p text:style-name="P22">A la fin de chaque tour les joueurs peuvent poser des meeples sur la tuile qu’ils viennent de poser et seulement les structures villes, routes et Abbayes, <text:span text:style-name="T8">il y a donc plusieur évènement lié à la présence ou à la pose d’un meeple</text:span>. </text:p>
          <text:list>
            <text:list-item>
              <text:p text:style-name="P22">Lorsqu’une structure est sensée rapporter des points on va compter le nombre de meeple présent sur la structure, le ou les joueurs gagnent donc le nombre de point qu’est sensé rapporter <text:s/>la structure <text:span text:style-name="T8">et les meeples reviennent aux joueurs</text:span>. </text:p>
            </text:list-item>
            <text:list-item>
              <text:p text:style-name="P22">Lorsqu’un meeple est posé le <text:span text:style-name="T8">joueurs </text:span>dois choisir si il souhaite la poser sur la droite, le haut, la gauche, le bas ou le millieu de la tuile. Ainsi si une tuile a une ville et une route, que le joueur pose le meeple sur la route et que la ville est complètée plus tard, le joueur ne récupère pas les points. </text:p>
            </text:list-item>
            <text:list-item>
              <text:p text:style-name="P22">Enfin un meeple ne peut être posé si <text:span text:style-name="T8">un meeple est <text:s/>déjà présent sur la structure voulue.</text:span></text:p>
            </text:list-item>
          </text:list>
        </text:list-item>
      </text:list>
      <text:p text:style-name="P18">Implémentation :</text:p>
      <text:p text:style-name="P18">3 <text:s/>difficultés se sont présenté<text:span text:style-name="T8">e</text:span>s :</text:p>
      <text:list text:style-name="L6">
        <text:list-item>
          <text:p text:style-name="P23">Ou puis-je poser <text:s/>des meeples.</text:p>
        </text:list-item>
        <text:list-item>
          <text:p text:style-name="P23">Comment donner les points aux <text:s/>bons joueurs.</text:p>
        </text:list-item>
        <text:list-item>
          <text:p text:style-name="P23">Comment rendre les meeples aux joueurs.</text:p>
        </text:list-item>
      </text:list>
      <text:p text:style-name="P4"/>
      <text:h text:style-name="P8" text:outline-level="2">Affichage</text:h>
      <text:p text:style-name="P4">- Gestion du tableau</text:p>
      <text:p text:style-name="P4">expliquer comment est géré le tableau de <text:s/>base et l’affichage</text:p>
      <text:p text:style-name="P4">- Gestion des Autres informations</text:p>
      <text:p text:style-name="P4">expliquer comme est géré l’affichage des information (tuiles potentielles, meeples, ou poser)</text:p>
      <text:p text:style-name="P4">- Design</text:p>
      <text:p text:style-name="P4">annecdote et <text:s/>explication de l’apparence <text:s/>de l’affich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8T22:32:25.518407700</meta:creation-date>
    <dc:date>2025-05-11T18:36:19.627219052</dc:date>
    <meta:editing-duration>PT23M18S</meta:editing-duration>
    <meta:editing-cycles>4</meta:editing-cycles>
    <meta:generator>LibreOffice/24.2.7.2$Linux_X86_64 LibreOffice_project/420$Build-2</meta:generator>
    <meta:document-statistic meta:table-count="0" meta:image-count="0" meta:object-count="0" meta:page-count="7" meta:paragraph-count="58" meta:word-count="1115" meta:character-count="6478" meta:non-whitespace-character-count="5420"/>
  </office:meta>
</office:document-meta>
</file>